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2f0" officeooo:paragraph-rsid="000ca2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1:46:28.209445381</meta:creation-date>
    <dc:date>2018-06-01T11:46:47.422230148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4.6.2$Linux_X86_64 LibreOffice_project/40m0$Build-2</meta:generator>
  </office:meta>
</office:document-meta>
</file>